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paragraph-rsid="00079aa8"/>
    </style:style>
    <style:style style:name="P2" style:family="paragraph" style:parent-style-name="Standard">
      <style:text-properties fo:font-weight="bold" officeooo:paragraph-rsid="00079aa8" style:font-weight-asian="bold" style:font-weight-complex="bold"/>
    </style:style>
    <style:style style:name="P3" style:family="paragraph" style:parent-style-name="Standard">
      <style:text-properties fo:font-weight="bold" officeooo:paragraph-rsid="00079aa8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83c5"/>
    </style:style>
    <style:style style:name="P5" style:family="paragraph" style:parent-style-name="Standard">
      <style:text-properties fo:font-weight="bold" officeooo:paragraph-rsid="000de79f" style:font-weight-asian="bold" style:font-weight-complex="bold"/>
    </style:style>
    <style:style style:name="P6" style:family="paragraph" style:parent-style-name="Standard">
      <style:text-properties fo:font-weight="bold" officeooo:paragraph-rsid="000de79f" style:font-weight-asian="bold"/>
    </style:style>
    <style:style style:name="P7" style:family="paragraph" style:parent-style-name="Standard">
      <style:text-properties officeooo:paragraph-rsid="000de79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de79f" style:font-size-asian="12pt" style:font-size-complex="12pt"/>
    </style:style>
    <style:style style:name="T6" style:family="text">
      <style:text-properties officeooo:rsid="000de79f"/>
    </style:style>
    <style:style style:name="T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ente:<text:tab/><text:tab/>Bruce D. Marron</text:p>
      <text:p text:style-name="P5">Ciclo: <text:tab/><text:tab/><text:tab/>25-2</text:p>
      <text:p text:style-name="P7"><text:span text:style-name="T1">Materia: <text:tab/><text:tab/></text:span><text:span text:style-name="T2">Terminología Especializada en Económica y Mercados Bursátiles</text:span></text:p>
      <text:p text:style-name="P5">Curso:<text:tab/><text:tab/><text:tab/>IT0524</text:p>
      <text:p text:style-name="P7"><text:span text:style-name="T1">Licenciatura: <text:tab/>I</text:span><text:span text:style-name="T2">nterpretación y Traduccíon</text:span></text:p>
      <text:p text:style-name="P6">Horario:<text:tab/><text:tab/>Jueves 11:00 – 14:00</text:p>
      <text:p text:style-name="P6">Grupo:<text:tab/><text:tab/>5C</text:p>
      <text:p text:style-name="Standard"/>
      <text:p text:style-name="P4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5">Applied Economic Field </text:span></text:span><text:span text:style-name="Strong_20_Emphasis"><text:span text:style-name="T3">Presentation Rubric </text:span></text:span><text:span text:style-name="Strong_20_Emphasis"><text:span text:style-name="T4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applied economics field history specific to Mexico, including unique cultural and technological contributions</text:p>
            </table:table-cell>
            <table:table-cell table:style-name="Table1.A1" office:value-type="string">
              <text:p text:style-name="Table_20_Contents">Strong presentation of Mexico's <text:span text:style-name="T6">economic</text:span> history with multiple specific examples</text:p>
            </table:table-cell>
            <table:table-cell table:style-name="Table1.A1" office:value-type="string">
              <text:p text:style-name="Table_20_Contents">Moderate coverage of Mexico's <text:span text:style-name="T6">economic</text:span> history with some relevant details</text:p>
            </table:table-cell>
            <table:table-cell table:style-name="Table1.A1" office:value-type="string">
              <text:p text:style-name="Table_20_Contents">Minimal discussion of Mexico's <text:span text:style-name="T6">economic</text:span> history</text:p>
            </table:table-cell>
            <table:table-cell table:style-name="Table1.A1" office:value-type="string">
              <text:p text:style-name="Table_20_Contents">No substantive information about Mexico's <text:span text:style-name="T6">economic </text:span><text:s/>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<text:span text:style-name="T6">applied economics field</text:span>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engineering 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08:45:21.582087152</dc:date>
    <meta:editing-duration>PT18M54S</meta:editing-duration>
    <meta:editing-cycles>10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2" meta:character-count="1645" meta:non-whitespace-character-count="1461"/>
  </office:meta>
</office:document-meta>
</file>